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c01a7" officeooo:paragraph-rsid="000c01a7" style:font-size-asian="14pt" style:font-size-complex="16pt"/>
    </style:style>
    <style:style style:name="P2" style:family="paragraph" style:parent-style-name="Standard">
      <style:text-properties fo:font-size="16pt" officeooo:rsid="000d95d1" officeooo:paragraph-rsid="000d95d1" style:font-size-asian="14pt" style:font-size-complex="16pt"/>
    </style:style>
    <style:style style:name="P3" style:family="paragraph" style:parent-style-name="Standard">
      <style:text-properties fo:font-size="16pt" officeooo:rsid="000f12b3" officeooo:paragraph-rsid="000f12b3" style:font-size-asian="14pt" style:font-size-complex="16pt"/>
    </style:style>
    <style:style style:name="P4" style:family="paragraph" style:parent-style-name="Standard">
      <style:text-properties fo:font-size="16pt" officeooo:rsid="00105121" officeooo:paragraph-rsid="00105121" style:font-size-asian="14pt" style:font-size-complex="16pt"/>
    </style:style>
    <style:style style:name="P5" style:family="paragraph" style:parent-style-name="Standard">
      <style:text-properties fo:font-size="16pt" officeooo:rsid="00116e50" officeooo:paragraph-rsid="00116e50" style:font-size-asian="14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20pt" officeooo:rsid="000c01a7" officeooo:paragraph-rsid="000c01a7" style:font-size-asian="20pt" style:font-size-complex="20pt"/>
    </style:style>
    <style:style style:name="T1" style:family="text">
      <style:text-properties officeooo:rsid="000d95d1"/>
    </style:style>
    <style:style style:name="T2" style:family="text">
      <style:text-properties officeooo:rsid="000f12b3"/>
    </style:style>
    <style:style style:name="T3" style:family="text">
      <style:text-properties style:text-position="super 58%" officeooo:rsid="000f12b3"/>
    </style:style>
    <style:style style:name="T4" style:family="text">
      <style:text-properties officeooo:rsid="00105121"/>
    </style:style>
    <style:style style:name="T5" style:family="text">
      <style:text-properties officeooo:rsid="0010f537"/>
    </style:style>
    <style:style style:name="T6" style:family="text">
      <style:text-properties officeooo:rsid="00116e5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Urgent and time sensitive</text:p>
      <text:p text:style-name="P1"/>
      <text:p text:style-name="P1">Dear congressperson,</text:p>
      <text:p text:style-name="P3"/>
      <text:p text:style-name="P3">I need a response today. I ask that you respond to email address jon.perryman@gmail.com with “yes, I will help <text:span text:style-name="T4">you</text:span>”, “no, I won’t help” or “I need ## days to consider this” where ## is the number of days.</text:p>
      <text:p text:style-name="P1"/>
      <text:p text:style-name="P1">I need your help in defense of the Constitution. Your oath says you will defend the Constitution against all domestic enemies. I was in contact with congresswoman Eshoo but <text:span text:style-name="T1">she stopped responding after</text:span> I asked her to look at the legal definition of “peaceful protest” <text:span text:style-name="T1">(see </text:span><text:a xlink:type="simple" xlink:href="https://civilrights.findlaw.com/enforcing-your-civil-rights/is-there-a-right-to-peaceful-protest.html" text:style-name="Internet_20_link" text:visited-style-name="Visited_20_Internet_20_Link"><text:span text:style-name="T1">https://civilrights.findlaw.com/enforcing-your-civil-rights/is-there-a-right-to-peaceful-protest.html</text:span></text:a><text:span text:style-name="T1">). </text:span></text:p>
      <text:p text:style-name="P1"/>
      <text:p text:style-name="P2"><text:span text:style-name="T4">Less than 1% of the BLM protests meet the legal definition “peaceful protest”. </text:span>By <text:span text:style-name="T2">ignoring the legal defition of</text:span> “<text:span text:style-name="T2">peaceful protest” for BLM protests for the last 3 months, millions of Americans are being denied their civil rights as protected by the Constitution. Specifically, the 14</text:span><text:span text:style-name="T3">th</text:span><text:span text:style-name="T2"> amendment “equal protection of the laws”.</text:span></text:p>
      <text:p text:style-name="P2"/>
      <text:p text:style-name="P4"><text:span text:style-name="T6">We must act now. </text:span>Tensions keep rising because our Constitutional rights are not being defended by congress. We <text:span text:style-name="T5">need you to return</text:span> our Constitution b<text:span text:style-name="T5">ack to the people</text:span>.</text:p>
      <text:p text:style-name="P4"/>
      <text:p text:style-name="P4"><text:span text:style-name="T5">I have a list of actions that need to occur to address these flagrant abuses. The most import should avoid severe fallout by having someone speak out who represents both sides. </text:span>Senator Kamala Harris is <text:span text:style-name="T5">uncompromising in her support of BLM and has participated in BLM protests without defending the Constitution. She says she stands against injustice. She needs to speak out now.</text:span></text:p>
      <text:p text:style-name="P4"/>
      <text:p text:style-name="P5">Please let me know your decision ASAP as the Constitution needs protection now. If you decide to help, then please include how we should communicate.</text:p>
      <text:p text:style-name="P5"/>
      <text:p text:style-name="P5">Jon Perryman. <text:s text:c="2"/>Jon.perryman@gmai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2T09:05:15.005053611</meta:creation-date>
    <dc:date>2020-10-02T10:17:59.903753264</dc:date>
    <meta:editing-duration>PT34S</meta:editing-duration>
    <meta:editing-cycles>1</meta:editing-cycles>
    <meta:document-statistic meta:table-count="0" meta:image-count="0" meta:object-count="0" meta:page-count="1" meta:paragraph-count="9" meta:word-count="263" meta:character-count="1685" meta:non-whitespace-character-count="1428"/>
    <meta:generator>LibreOffice/6.0.7.3$Linux_X86_64 LibreOffice_project/00m0$Build-3</meta:generator>
  </office:meta>
</office:document-meta>
</file>